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ahnschrift" fo:font-size="32pt" officeooo:rsid="0011f456" officeooo:paragraph-rsid="0011f456" style:font-size-asian="28pt" style:font-size-complex="32pt"/>
    </style:style>
    <style:style style:name="P2" style:family="paragraph" style:parent-style-name="Standard">
      <style:paragraph-properties fo:text-align="start" style:justify-single-word="false"/>
      <style:text-properties style:font-name="Bahnschrift" fo:font-size="20pt" officeooo:rsid="0011f456" officeooo:paragraph-rsid="0011f456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Bahnschrift" fo:font-size="16pt" fo:language="ru" fo:country="RU" officeooo:rsid="0011f456" officeooo:paragraph-rsid="0011f456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officeooo:paragraph-rsid="0011f456"/>
    </style:style>
    <style:style style:name="P5" style:family="paragraph" style:parent-style-name="Standard">
      <style:paragraph-properties fo:text-align="start" style:justify-single-word="false"/>
      <style:text-properties officeooo:rsid="0011f456" officeooo:paragraph-rsid="0011f456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11f456" officeooo:paragraph-rsid="0011f456"/>
    </style:style>
    <style:style style:name="T1" style:family="text">
      <style:text-properties fo:language="en" fo:country="US"/>
    </style:style>
    <style:style style:name="T2" style:family="text">
      <style:text-properties style:font-name="Bahnschrift" fo:font-size="16pt" fo:language="ru" fo:country="RU" style:font-size-asian="16pt" style:font-size-complex="16pt"/>
    </style:style>
    <style:style style:name="T3" style:family="text">
      <style:text-properties style:font-name="Bahnschrift" fo:font-size="16pt" fo:language="ru" fo:country="RU" officeooo:rsid="0011f456" style:font-size-asian="16pt" style:font-size-complex="16pt"/>
    </style:style>
    <style:style style:name="T4" style:family="text">
      <style:text-properties style:font-name="Bahnschrift" fo:font-size="16pt" fo:language="en" fo:country="US" style:font-size-asian="16pt" style:font-size-complex="16pt"/>
    </style:style>
    <style:style style:name="T5" style:family="text">
      <style:text-properties style:font-name="Bahnschrift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нтакты <text:span text:style-name="T1">Fcore Tracker</text:span></text:p>
      <text:p text:style-name="P2"><text:span text:style-name="T1"/></text:p>
      <text:p text:style-name="P3">Самозанятый: Николаев Андрей Кириллович.</text:p>
      <text:p text:style-name="P4"><text:span text:style-name="T3">ИНН: <text:s/>772608290050</text:span></text:p>
      <text:p text:style-name="P5"><text:span text:style-name="T2">Почта: </text:span><text:a xlink:type="simple" xlink:href="mailto:fcoreteam@mail.ru" text:style-name="Internet_20_link" text:visited-style-name="Visited_20_Internet_20_Link"><text:span text:style-name="T4">fcoreteam@mail.ru</text:span></text:a></text:p>
      <text:p text:style-name="P5"><text:span text:style-name="T4"><text:tab/> <text:s text:c="3"/></text:span><text:a xlink:type="simple" xlink:href="mailto:fcoretracker@mail.ru" text:style-name="Internet_20_link" text:visited-style-name="Visited_20_Internet_20_Link"><text:span text:style-name="T4">fcoretracker@mail.ru</text:span></text:a></text:p>
      <text:p text:style-name="P6"><text:span text:style-name="T5">Telegram: @lonfich</text:span></text:p>
      <text:p text:style-name="P6"><text:span text:style-name="T5">VK: https://vk.com/lonfich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5T01:38:31.894000000</meta:creation-date>
    <dc:date>2024-12-15T01:40:37.078000000</dc:date>
    <meta:editing-duration>PT2M6S</meta:editing-duration>
    <meta:editing-cycles>1</meta:editing-cycles>
    <meta:document-statistic meta:table-count="0" meta:image-count="0" meta:object-count="0" meta:page-count="1" meta:paragraph-count="7" meta:word-count="16" meta:character-count="173" meta:non-whitespace-character-count="158"/>
    <meta:generator>LibreOffice/24.2.2.2$Windows_X86_64 LibreOffice_project/d56cc158d8a96260b836f100ef4b4ef25d6f1a01</meta:generator>
  </office:meta>
</office:document-meta>
</file>